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5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5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9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2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2" table:formula="of:=AVERAGE([.H106:.H112])" office:value-type="float" office:value="0.142857142857143" calcext:value-type="float">
            <text:p>0,1</text:p>
          </table:table-cell>
          <table:table-cell table:style-name="ce35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style-name="ce35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formula="of:=AVERAGE([.H107:.H113])" office:value-type="float" office:value="0.166666666666667" calcext:value-type="float">
            <text:p>0,2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5" calcext:value-type="float">
            <text:p>0,3</text:p>
          </table:table-cell>
          <table:table-cell table:formula="of:=AVERAGE([.H108:.H114])" office:value-type="float" office:value="0.2" calcext:value-type="float">
            <text:p>0,2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formula="of:= AVERAGE([.X108:.X114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formula="of:= [.D111] + [.C112]" office:value-type="float" office:value="1720350" calcext:value-type="float">
            <text:p>1 720 350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1] + [.F112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1] + [.H112]" office:value-type="float" office:value="487507" calcext:value-type="float">
            <text:p>487 507</text:p>
          </table:table-cell>
          <table:table-cell table:style-name="ce29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formula="of:=AVERAGE([.H109:.H115])" office:value-type="float" office:value="0.25" calcext:value-type="float">
            <text:p>0,3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4" calcext:value-type="float">
            <text:p>0.4000</text:p>
          </table:table-cell>
          <table:table-cell table:formula="of:= AVERAGE([.X109:.X115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7" calcext:value-type="float">
            <text:p>487 507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formula="of:=AVERAGE([.H110:.H116])" office:value-type="float" office:value="0" calcext:value-type="float">
            <text:p>0,0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166666666666667" calcext:value-type="float">
            <text:p>0.1667</text:p>
          </table:table-cell>
          <table:table-cell table:formula="of:= AVERAGE([.X111:.X115])" office:value-type="float" office:value="0.2" calcext:value-type="float">
            <text:p>0.2000</text:p>
          </table:table-cell>
          <table:table-cell table:formula="of:= AVERAGE([.X110:.X116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7" calcext:value-type="float">
            <text:p>487 507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float" office:value="0" calcext:value-type="float">
            <text:p>0,0</text:p>
          </table:table-cell>
          <table:table-cell table:formula="of:=AVERAGE([.F111:.F117])" office:value-type="float" office:value="0" calcext:value-type="float">
            <text:p>0,0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float" office:value="0" calcext:value-type="float">
            <text:p>0,0</text:p>
          </table:table-cell>
          <table:table-cell table:formula="of:=AVERAGE([.H111:.H117])" office:value-type="float" office:value="0" calcext:value-type="float">
            <text:p>0,0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float" office:value="0" calcext:value-type="float">
            <text:p>0.0000</text:p>
          </table:table-cell>
          <table:table-cell table:formula="of:= AVERAGE([.X113:.X115])" office:value-type="float" office:value="0" calcext:value-type="float">
            <text:p>0.0000</text:p>
          </table:table-cell>
          <table:table-cell table:formula="of:= AVERAGE([.X112:.X116])" office:value-type="float" office:value="0.1" calcext:value-type="float">
            <text:p>0.1000</text:p>
          </table:table-cell>
          <table:table-cell table:formula="of:= AVERAGE([.X111:.X11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7" calcext:value-type="float">
            <text:p>487 507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float" office:value="0" calcext:value-type="float">
            <text:p>0,0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float" office:value="0" calcext:value-type="float">
            <text:p>0,0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0" calcext:value-type="float">
            <text:p>0.0000</text:p>
          </table:table-cell>
          <table:table-cell table:formula="of:= AVERAGE([.X114:.X116])" office:value-type="float" office:value="0" calcext:value-type="float">
            <text:p>0.0000</text:p>
          </table:table-cell>
          <table:table-cell table:formula="of:= AVERAGE([.X113:.X117])" office:value-type="float" office:value="0" calcext:value-type="float">
            <text:p>0.0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7" calcext:value-type="float">
            <text:p>487 507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0" calcext:value-type="float">
            <text:p>0.0000</text:p>
          </table:table-cell>
          <table:table-cell table:formula="of:= AVERAGE([.X115:.X117])" office:value-type="float" office:value="0" calcext:value-type="float">
            <text:p>0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7" calcext:value-type="float">
            <text:p>487 507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0" calcext:value-type="float">
            <text:p>0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7" calcext:value-type="float">
            <text:p>487 507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7" calcext:value-type="float">
            <text:p>487 507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7" calcext:value-type="float">
            <text:p>487 507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7" calcext:value-type="float">
            <text:p>487 507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7" calcext:value-type="float">
            <text:p>487 507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7" calcext:value-type="float">
            <text:p>487 507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7" calcext:value-type="float">
            <text:p>487 507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7" calcext:value-type="float">
            <text:p>487 507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7" calcext:value-type="float">
            <text:p>487 507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7" calcext:value-type="float">
            <text:p>487 507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7" calcext:value-type="float">
            <text:p>487 507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7" calcext:value-type="float">
            <text:p>487 507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7" calcext:value-type="float">
            <text:p>487 507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7" calcext:value-type="float">
            <text:p>487 507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7" calcext:value-type="float">
            <text:p>487 507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7" calcext:value-type="float">
            <text:p>487 507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7" calcext:value-type="float">
            <text:p>487 507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7" calcext:value-type="float">
            <text:p>487 507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7" calcext:value-type="float">
            <text:p>487 507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7" calcext:value-type="float">
            <text:p>487 507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7" calcext:value-type="float">
            <text:p>487 507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7" calcext:value-type="float">
            <text:p>487 507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7" calcext:value-type="float">
            <text:p>487 507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7" calcext:value-type="float">
            <text:p>487 507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7" calcext:value-type="float">
            <text:p>487 507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7" calcext:value-type="float">
            <text:p>487 507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7" calcext:value-type="float">
            <text:p>487 507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7" calcext:value-type="float">
            <text:p>487 507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7" calcext:value-type="float">
            <text:p>487 507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7" calcext:value-type="float">
            <text:p>487 507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7" calcext:value-type="float">
            <text:p>487 507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7" calcext:value-type="float">
            <text:p>487 507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7" calcext:value-type="float">
            <text:p>487 507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7" calcext:value-type="float">
            <text:p>487 507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7" calcext:value-type="float">
            <text:p>487 507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50" calcext:value-type="float">
            <text:p>1 720 350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7" calcext:value-type="float">
            <text:p>487 507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1T11:28:55.858546803</dc:date>
    <meta:editing-duration>P69DT13H24M42S</meta:editing-duration>
    <meta:editing-cycles>126</meta:editing-cycles>
    <meta:generator>LibreOffice/6.0.7.3$Linux_X86_64 LibreOffice_project/00m0$Build-3</meta:generator>
    <meta:document-statistic meta:table-count="2" meta:cell-count="33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